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f40" officeooo:paragraph-rsid="0000bf40"/>
    </style:style>
    <style:style style:name="P2" style:family="paragraph" style:parent-style-name="Standard">
      <style:text-properties officeooo:rsid="00026eb4" officeooo:paragraph-rsid="00026eb4"/>
    </style:style>
    <style:style style:name="P3" style:family="paragraph" style:parent-style-name="Standard">
      <style:text-properties fo:font-weight="bold" officeooo:rsid="00026eb4" officeooo:paragraph-rsid="00026eb4" style:font-weight-asian="bold" style:font-weight-complex="bold"/>
    </style:style>
    <style:style style:name="P4" style:family="paragraph" style:parent-style-name="Standard">
      <style:text-properties fo:font-weight="bold" officeooo:rsid="000ae5ef" officeooo:paragraph-rsid="000ae5ef" style:font-weight-asian="bold" style:font-weight-complex="bold"/>
    </style:style>
    <style:style style:name="P5" style:family="paragraph" style:parent-style-name="Standard">
      <style:text-properties officeooo:rsid="00035fa8" officeooo:paragraph-rsid="00035fa8"/>
    </style:style>
    <style:style style:name="P6" style:family="paragraph" style:parent-style-name="Standard">
      <style:text-properties officeooo:rsid="0004ff77" officeooo:paragraph-rsid="0004ff77"/>
    </style:style>
    <style:style style:name="P7" style:family="paragraph" style:parent-style-name="Standard">
      <style:text-properties officeooo:rsid="00068889" officeooo:paragraph-rsid="00068889"/>
    </style:style>
    <style:style style:name="P8" style:family="paragraph" style:parent-style-name="Standard">
      <style:text-properties officeooo:rsid="00084200" officeooo:paragraph-rsid="00084200"/>
    </style:style>
    <style:style style:name="P9" style:family="paragraph" style:parent-style-name="Standard">
      <style:text-properties officeooo:rsid="00088527" officeooo:paragraph-rsid="00088527"/>
    </style:style>
    <style:style style:name="P10" style:family="paragraph" style:parent-style-name="Standard">
      <style:text-properties officeooo:rsid="00099876" officeooo:paragraph-rsid="00099876"/>
    </style:style>
    <style:style style:name="P11" style:family="paragraph" style:parent-style-name="Standard">
      <style:text-properties officeooo:rsid="000ae5ef" officeooo:paragraph-rsid="000ae5ef"/>
    </style:style>
    <style:style style:name="P12" style:family="paragraph" style:parent-style-name="Standard">
      <style:text-properties officeooo:rsid="000b561a" officeooo:paragraph-rsid="000b561a"/>
    </style:style>
    <style:style style:name="P13" style:family="paragraph" style:parent-style-name="Standard">
      <style:text-properties officeooo:rsid="000ef81a" officeooo:paragraph-rsid="000ef81a"/>
    </style:style>
    <style:style style:name="P14" style:family="paragraph" style:parent-style-name="Standard">
      <style:text-properties officeooo:rsid="00109b00" officeooo:paragraph-rsid="00109b00"/>
    </style:style>
    <style:style style:name="P15" style:family="paragraph" style:parent-style-name="Standard">
      <style:text-properties officeooo:rsid="00115002" officeooo:paragraph-rsid="00115002"/>
    </style:style>
    <style:style style:name="P16" style:family="paragraph" style:parent-style-name="Standard">
      <style:text-properties officeooo:rsid="0012aa1b" officeooo:paragraph-rsid="0012aa1b"/>
    </style:style>
    <style:style style:name="T1" style:family="text">
      <style:text-properties fo:color="#0033b3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80808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80808" style:font-name="DejaVu Sans Mono" fo:font-size="9pt" fo:font-style="italic" fo:font-weight="normal" style:font-size-asian="9pt" style:font-style-asian="italic" style:font-weight-asian="normal"/>
    </style:style>
    <style:style style:name="T5" style:family="text">
      <style:text-properties fo:color="#080808" style:font-name="0" fo:font-size="9pt" style:font-size-asian="9pt"/>
    </style:style>
    <style:style style:name="T6" style:family="text">
      <style:text-properties fo:color="#871094" style:font-name="DejaVu Sa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871094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067d17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9e880d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00627a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1750eb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officeooo:rsid="00035fa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8c8c8c" style:font-name="DejaVu Sans Mono" fo:font-size="9pt" fo:font-style="italic" fo:font-weight="normal" style:font-size-asian="9pt" style:font-style-asian="italic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ja na podstawie</text:p>
      <text:p text:style-name="P1"><text:a xlink:type="simple" xlink:href="https://codinginflow.com/tutorials/android/looper-thread" text:style-name="Internet_20_link" text:visited-style-name="Visited_20_Internet_20_Link">https://codinginflow.com/tutorials/android/looper-thread</text:a></text:p>
      <text:p text:style-name="P1"/>
      <text:p text:style-name="P3">1. Tworzymy klasę ExampleLooperThread extends Thread</text:p>
      <text:p text:style-name="P2">W środku nadpisujemy metodę run()</text:p>
      <text:p text:style-name="P2">W metodzie run() robimy pętle x5 wyświetlającą index z opóźnieniem w środku 1sekundowym</text:p>
      <text:p text:style-name="P2"/>
      <text:p text:style-name="P2"><text:span text:style-name="T1">public class </text:span><text:span text:style-name="T2">ExampleLooperThread </text:span><text:span text:style-name="T1">extends </text:span><text:span text:style-name="T2">Thread </text:span><text:span text:style-name="T3">{</text:span><text:line-break/><text:span text:style-name="T3"> <text:s text:c="3"/></text:span><text:span text:style-name="T1">private static final </text:span><text:span text:style-name="T2">String </text:span><text:span text:style-name="T6">TAG </text:span><text:span text:style-name="T3">= </text:span><text:span text:style-name="T8">"ExampleLooperThread"</text:span><text:span text:style-name="T3">;</text:span><text:line-break/><text:line-break/><text:span text:style-name="T3"> <text:s text:c="3"/></text:span><text:span text:style-name="T9">@Override</text:span><text:line-break/><text:span text:style-name="T9"> <text:s text:c="3"/></text:span><text:span text:style-name="T1">public void </text:span><text:span text:style-name="T10">run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3">i = </text:span><text:span text:style-name="T11">0</text:span><text:span text:style-name="T3">; i &lt; </text:span><text:span text:style-name="T11">5</text:span><text:span text:style-name="T3">; i++) {</text:span><text:line-break/><text:span text:style-name="T3"> <text:s text:c="11"/></text:span><text:span text:style-name="T2">Log</text:span><text:span text:style-name="T3">.</text:span><text:span text:style-name="T4">d</text:span><text:span text:style-name="T3">(</text:span><text:span text:style-name="T6">TAG</text:span><text:span text:style-name="T3">, </text:span><text:span text:style-name="T8">"run: " </text:span><text:span text:style-name="T3">+ i);</text:span><text:line-break/><text:span text:style-name="T3"> <text:s text:c="11"/></text:span><text:span text:style-name="T2">SystemClock</text:span><text:span text:style-name="T3">.</text:span><text:span text:style-name="T4">sleep</text:span><text:span text:style-name="T3">(</text:span><text:span text:style-name="T11">1000</text:span><text:span text:style-name="T3">);</text:span><text:line-break/><text:span text:style-name="T3"> <text:s text:c="7"/>}</text:span><text:line-break/><text:line-break/><text:span text:style-name="T3"> <text:s text:c="7"/></text:span><text:span text:style-name="T2">Log</text:span><text:span text:style-name="T3">.</text:span><text:span text:style-name="T4">d</text:span><text:span text:style-name="T3">(</text:span><text:span text:style-name="T6">TAG</text:span><text:span text:style-name="T3">, </text:span><text:span text:style-name="T8">"End of run()"</text:span><text:span text:style-name="T3">);</text:span><text:line-break/><text:span text:style-name="T3"> <text:s text:c="3"/>}</text:span><text:line-break/><text:span text:style-name="T3">}</text:span></text:p>
      <text:p text:style-name="P2"/>
      <text:p text:style-name="P2"><text:span text:style-name="T13">2. W klasie MainActivity dodajemy pole typu ExampleLooperThread</text:span> <text:span text:style-name="T12">i startujemy ten wątek w metodzie przyciusku startThread</text:span></text:p>
      <text:p text:style-name="P2"/>
      <text:p text:style-name="P2"><text:span text:style-name="T1">private </text:span><text:span text:style-name="T2">ExampleLooperThread </text:span><text:span text:style-name="T7">looperThread </text:span><text:span text:style-name="T3">= </text:span><text:span text:style-name="T1">new </text:span><text:span text:style-name="T3">ExampleLooperThread();</text:span></text:p>
      <text:p text:style-name="P2"/>
      <text:p text:style-name="P2"><text:span text:style-name="T1">public void </text:span><text:span text:style-name="T10">startThred</text:span><text:span text:style-name="T3">(</text:span><text:span text:style-name="T2">View </text:span><text:span text:style-name="T3">view) {</text:span><text:line-break/><text:span text:style-name="T3"> <text:s text:c="3"/></text:span><text:span text:style-name="T7">looperThread</text:span><text:span text:style-name="T3">.start();</text:span><text:line-break/><text:span text:style-name="T3">}</text:span></text:p>
      <text:p text:style-name="P2"/>
      <text:p text:style-name="P5">Po naciśnięciu przycisku wątek wystartuje ale po skończeniu nie wystartuje ponownie bo nie można dwa razy uruchomić tego samego wątku.</text:p>
      <text:p text:style-name="P5"/>
      <text:p text:style-name="P6">3. Dodajemy Handler do wątku i inicjujemy go w metodzie run()</text:p>
      <text:p text:style-name="P6"/>
      <text:p text:style-name="P6"><text:span text:style-name="T14">//Handler jest wiązany z tym wątkiem w którym został zainicjalizowany</text:span><text:line-break/><text:span text:style-name="T1">public </text:span><text:span text:style-name="T2">Handler </text:span><text:span text:style-name="T7">handler</text:span><text:span text:style-name="T3">;</text:span><text:line-break/><text:line-break/><text:span text:style-name="T9">@Override</text:span><text:line-break/><text:span text:style-name="T1">public void </text:span><text:span text:style-name="T10">run</text:span><text:span text:style-name="T3">() {</text:span><text:line-break/><text:span text:style-name="T3"> <text:s text:c="3"/></text:span><text:span text:style-name="T7">handler </text:span><text:span text:style-name="T3">= </text:span><text:span text:style-name="T1">new </text:span><text:span text:style-name="T3">Handler();</text:span></text:p>
      <text:p text:style-name="P6"/>
      <text:p text:style-name="P6"/>
      <text:p text:style-name="P6">Niestety po uruchomieniu mamy błąd bo można tworzyć handlera w wątku który nie wywołuje Looper.preapare()</text:p>
      <text:p text:style-name="P2"/>
      <text:p text:style-name="P7">Dodajemy Loopera i uruchomiamy go w metodzie run()</text:p>
      <text:p text:style-name="P7"/>
      <text:p text:style-name="P7"><text:span text:style-name="T5"><text:s text:c="4"/></text:span><text:span text:style-name="T9">@Override</text:span><text:line-break/><text:span text:style-name="T9"> <text:s text:c="3"/></text:span><text:span text:style-name="T1">public void </text:span><text:span text:style-name="T10">run</text:span><text:span text:style-name="T3">() {</text:span><text:line-break/><text:span text:style-name="T3"> <text:s text:c="7"/></text:span><text:span text:style-name="T14">//To dodaje Looper do wątku i tworzy Message queue</text:span><text:line-break/><text:span text:style-name="T14"> <text:s text:c="7"/></text:span><text:span text:style-name="T2">Looper</text:span><text:span text:style-name="T3">.</text:span><text:span text:style-name="T4">prepare</text:span><text:span text:style-name="T3">();</text:span><text:line-break/><text:span text:style-name="T3"> <text:s text:c="7"/></text:span><text:span text:style-name="T14">//musimy wywołać metodę Looper.prepare() zanim zainicjumemy Handlera</text:span><text:line-break/><text:span text:style-name="T14"> <text:s text:c="7"/></text:span><text:span text:style-name="T7">handler </text:span><text:span text:style-name="T3">= </text:span><text:span text:style-name="T1">new </text:span><text:span text:style-name="T3">Handler();</text:span><text:line-break/><text:line-break/><text:span text:style-name="T3"> <text:s text:c="7"/></text:span><text:span text:style-name="T2">Looper</text:span><text:span text:style-name="T3">.</text:span><text:span text:style-name="T4">loop</text:span><text:span text:style-name="T3">();</text:span><text:line-break/><text:line-break/><text:span text:style-name="T3"> <text:s text:c="7"/></text:span><text:span text:style-name="T14">//usuwamy tą pętlę po dodaniu Loopera z nieskończoną pętlą</text:span><text:line-break/><text:span text:style-name="T14">// <text:s text:c="7"/>for (int i = 0; i &lt; 5; i++) {</text:span><text:line-break/><text:soft-page-break/><text:span text:style-name="T14">// <text:s text:c="11"/>Log.d(TAG, "run: " + i);</text:span><text:line-break/><text:span text:style-name="T14">// <text:s text:c="11"/>SystemClock.sleep(1000);</text:span><text:line-break/><text:span text:style-name="T14">// <text:s text:c="7"/>}</text:span><text:line-break/><text:line-break/><text:span text:style-name="T14"> <text:s text:c="7"/></text:span><text:span text:style-name="T2">Log</text:span><text:span text:style-name="T3">.</text:span><text:span text:style-name="T4">d</text:span><text:span text:style-name="T3">(</text:span><text:span text:style-name="T6">TAG</text:span><text:span text:style-name="T3">, </text:span><text:span text:style-name="T8">"End of run()"</text:span><text:span text:style-name="T3">);</text:span><text:line-break/><text:span text:style-name="T3"> <text:s text:c="3"/>}</text:span></text:p>
      <text:p text:style-name="P7"/>
      <text:p text:style-name="P8">Usuwamy pętlę fori.</text:p>
      <text:p text:style-name="P8">Looper działa w nieskończonej pętli i nie dochodzi do logu End of run()</text:p>
      <text:p text:style-name="P8"/>
      <text:p text:style-name="P9">LooperThread jest wątkiem w tle do którego będziemy wysyłać różne zadania.</text:p>
      <text:p text:style-name="P9"/>
      <text:p text:style-name="P10">4. Dodajemy zadanie do metody taskA</text:p>
      <text:p text:style-name="P10"/>
      <text:p text:style-name="P10"><text:span text:style-name="T1">public void </text:span><text:span text:style-name="T10">taskA</text:span><text:span text:style-name="T3">(</text:span><text:span text:style-name="T2">View </text:span><text:span text:style-name="T3">view) {</text:span><text:line-break/><text:span text:style-name="T3"> <text:s text:c="3"/></text:span><text:span text:style-name="T7">looperThread</text:span><text:span text:style-name="T3">.</text:span><text:span text:style-name="T7">handler</text:span><text:span text:style-name="T3">.post(</text:span><text:span text:style-name="T1">new </text:span><text:span text:style-name="T2">Runnable</text:span><text:span text:style-name="T3">() {</text:span><text:line-break/><text:span text:style-name="T3"> <text:s text:c="7"/></text:span><text:span text:style-name="T9">@Override</text:span><text:line-break/><text:span text:style-name="T9"> <text:s text:c="7"/></text:span><text:span text:style-name="T1">public void </text:span><text:span text:style-name="T10">run</text:span><text:span text:style-name="T3">() {</text:span><text:line-break/><text:span text:style-name="T3"> <text:s text:c="11"/></text:span><text:span text:style-name="T1">for </text:span><text:span text:style-name="T3">(</text:span><text:span text:style-name="T1">int </text:span><text:span text:style-name="T3">i = </text:span><text:span text:style-name="T11">0</text:span><text:span text:style-name="T3">; i &lt; </text:span><text:span text:style-name="T11">5</text:span><text:span text:style-name="T3">; i++) {</text:span><text:line-break/><text:span text:style-name="T3"> <text:s text:c="15"/></text:span><text:span text:style-name="T2">Log</text:span><text:span text:style-name="T3">.</text:span><text:span text:style-name="T4">d</text:span><text:span text:style-name="T3">(</text:span><text:span text:style-name="T6">TAG</text:span><text:span text:style-name="T3">, </text:span><text:span text:style-name="T8">"run: "</text:span><text:span text:style-name="T3">+i);</text:span><text:line-break/><text:span text:style-name="T3"> <text:s text:c="15"/></text:span><text:span text:style-name="T2">SystemClock</text:span><text:span text:style-name="T3">.</text:span><text:span text:style-name="T4">sleep</text:span><text:span text:style-name="T3">(</text:span><text:span text:style-name="T11">1000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3"/>});</text:span><text:line-break/><text:span text:style-name="T3">}</text:span></text:p>
      <text:p text:style-name="P10"/>
      <text:p text:style-name="P4">5. Startujemy najpierw wątek tła – przycisk START, a potem TASK A.</text:p>
      <text:p text:style-name="P11">Możemy uruchamiać taskA wiele razy bo ten wątek jest za każdym razem tworzony od nowa i wysyłany do wątku tła.</text:p>
      <text:p text:style-name="P11"/>
      <text:p text:style-name="P12">6. Wystawiamy Loopera wątku tła na zwenątrz aby można się do niego dostać kiedy działa wątek.</text:p>
      <text:p text:style-name="P12"/>
      <text:p text:style-name="P12"><text:span text:style-name="T14">//wystawiamy loopera na zewnątrz.</text:span><text:line-break/><text:span text:style-name="T1">public </text:span><text:span text:style-name="T2">Looper </text:span><text:span text:style-name="T7">looper</text:span><text:span text:style-name="T3">;</text:span><text:line-break/><text:line-break/><text:span text:style-name="T9">@Override</text:span><text:line-break/><text:span text:style-name="T1">public void </text:span><text:span text:style-name="T10">run</text:span><text:span text:style-name="T3">() {</text:span><text:line-break/><text:span text:style-name="T3"> <text:s text:c="3"/></text:span><text:span text:style-name="T14">//To dodaje Looper do wątku i tworzy Message queue</text:span><text:line-break/><text:span text:style-name="T14"> <text:s text:c="3"/></text:span><text:span text:style-name="T2">Looper</text:span><text:span text:style-name="T3">.</text:span><text:span text:style-name="T4">prepare</text:span><text:span text:style-name="T3">();</text:span><text:line-break/><text:span text:style-name="T3"> <text:s text:c="3"/></text:span><text:span text:style-name="T14">//przypisujemy do widocznego na zwenątrz loopera lopper tego wątku.</text:span><text:line-break/><text:span text:style-name="T14"> <text:s text:c="3"/></text:span><text:span text:style-name="T7">looper </text:span><text:span text:style-name="T3">= </text:span><text:span text:style-name="T2">Looper</text:span><text:span text:style-name="T3">.</text:span><text:span text:style-name="T4">myLooper</text:span><text:span text:style-name="T3">();</text:span></text:p>
      <text:p text:style-name="P12"/>
      <text:p text:style-name="P13">7. Dodajemy metode zatrzymującą loopera i kończącą wątek</text:p>
      <text:p text:style-name="P13"/>
      <text:p text:style-name="P13"><text:span text:style-name="T1">public void </text:span><text:span text:style-name="T10">stopThread</text:span><text:span text:style-name="T3">(</text:span><text:span text:style-name="T2">View </text:span><text:span text:style-name="T3">view) {</text:span><text:line-break/><text:span text:style-name="T3"> <text:s text:c="3"/></text:span><text:span text:style-name="T14">//zatrzymujemy loopera i kończymy wątek</text:span><text:line-break/><text:span text:style-name="T14"> <text:s text:c="3"/></text:span><text:span text:style-name="T7">looperThread</text:span><text:span text:style-name="T3">.</text:span><text:span text:style-name="T7">looper</text:span><text:span text:style-name="T3">.quit();</text:span><text:line-break/><text:span text:style-name="T3">}</text:span></text:p>
      <text:p text:style-name="P13"/>
      <text:p text:style-name="P13">8. Możemy utworzyć Handlera wątku tła w wątku UI jeżeli podamy do niego właściwego Loopera.</text:p>
      <text:p text:style-name="P13">Potem możemy się do niego odwoływać zamiast przez wątek tła.</text:p>
      <text:p text:style-name="P13"/>
      <text:p text:style-name="P13"><text:span text:style-name="T14">//Mozemy stworzyć handler wątku tła na podstawie loopera</text:span><text:line-break/><text:span text:style-name="T2">Handler handler </text:span><text:span text:style-name="T3">= </text:span><text:span text:style-name="T1">new </text:span><text:span text:style-name="T3">Handler(</text:span><text:span text:style-name="T7">looperThread</text:span><text:span text:style-name="T3">.</text:span><text:span text:style-name="T7">looper</text:span><text:span text:style-name="T3">);</text:span><text:line-break/><text:line-break/><text:span text:style-name="T2">handler</text:span><text:span text:style-name="T3">.post(</text:span><text:span text:style-name="T1">new </text:span><text:span text:style-name="T2">Runnable</text:span><text:span text:style-name="T3">() {</text:span></text:p>
      <text:p text:style-name="P13"/>
      <text:p text:style-name="P14">9. Anonimowo tworzone wątki i wysyłane do wątku tła są potencjalnie niebezpieczne bo mogą powodować memory leak, poniewać posiadają dostęp do klasy zewnętrznej.</text:p>
      <text:p text:style-name="P14">Wyjściem jest stworzenie wewnętrzej klasy statycznej.</text:p>
      <text:p text:style-name="P14"><text:soft-page-break/>10. Zamiast gotowego zadania do wykonania, możemy przesłać do Loopera Message z definicją tej wiadomości a to co się ma wykonać na podstawie tej wiadomości zdefiniujemy w wątku.</text:p>
      <text:p text:style-name="P14"/>
      <text:p text:style-name="P14"><text:span text:style-name="T1">public void </text:span><text:span text:style-name="T10">taskB</text:span><text:span text:style-name="T3">(</text:span><text:span text:style-name="T2">View </text:span><text:span text:style-name="T3">view) {</text:span><text:line-break/><text:span text:style-name="T3"> <text:s text:c="3"/></text:span><text:span text:style-name="T2">Message msg </text:span><text:span text:style-name="T3">= </text:span><text:span text:style-name="T2">Message</text:span><text:span text:style-name="T3">.</text:span><text:span text:style-name="T4">obtain</text:span><text:span text:style-name="T3">();</text:span><text:line-break/><text:span text:style-name="T3"> <text:s text:c="3"/></text:span><text:span text:style-name="T2">msg</text:span><text:span text:style-name="T3">.</text:span><text:span text:style-name="T7">what </text:span><text:span text:style-name="T3">= </text:span><text:span text:style-name="T11">2</text:span><text:span text:style-name="T3">;</text:span><text:line-break/><text:span text:style-name="T3"> <text:s text:c="3"/></text:span><text:span text:style-name="T7">looperThread</text:span><text:span text:style-name="T3">.</text:span><text:span text:style-name="T7">handler</text:span><text:span text:style-name="T3">.sendMessage(</text:span><text:span text:style-name="T2">msg</text:span><text:span text:style-name="T3">);</text:span><text:line-break/><text:span text:style-name="T3">}</text:span></text:p>
      <text:p text:style-name="P14"/>
      <text:p text:style-name="P15">11. Tworzymy klasę Handlera w którym zdefiniujemy zadania i przypiszemy go do Loopera wątku.</text:p>
      <text:p text:style-name="P15">Nadpisujemy metodę handleMessage która odbiera wiadomoci.</text:p>
      <text:p text:style-name="P15"/>
      <text:p text:style-name="P15"><text:span text:style-name="T1">public class </text:span><text:span text:style-name="T2">ExampleHandler </text:span><text:span text:style-name="T1">extends </text:span><text:span text:style-name="T2">Handler </text:span><text:span text:style-name="T3">{</text:span><text:line-break/><text:line-break/><text:span text:style-name="T3"> <text:s text:c="3"/></text:span><text:span text:style-name="T9">@Override</text:span><text:line-break/><text:span text:style-name="T9"> <text:s text:c="3"/></text:span><text:span text:style-name="T1">public void </text:span><text:span text:style-name="T10">handleMessage</text:span><text:span text:style-name="T3">(</text:span><text:span text:style-name="T9">@NonNull </text:span><text:span text:style-name="T2">Message </text:span><text:span text:style-name="T3">msg) {</text:span><text:line-break/><text:span text:style-name="T3"> <text:s text:c="7"/></text:span><text:span text:style-name="T1">super</text:span><text:span text:style-name="T3">.handleMessage(msg);</text:span><text:line-break/><text:span text:style-name="T3"> <text:s text:c="3"/>}</text:span><text:line-break/><text:span text:style-name="T3">}</text:span></text:p>
      <text:p text:style-name="P15"/>
      <text:p text:style-name="P16">12. W metodzie handleMessage definiujemy co ma robić wątek jak dostanie daną wiadomość.</text:p>
      <text:p text:style-name="P16"/>
      <text:p text:style-name="P16"><text:span text:style-name="T1">private static final </text:span><text:span text:style-name="T2">String </text:span><text:span text:style-name="T6">TAG </text:span><text:span text:style-name="T3">= </text:span><text:span text:style-name="T8">"ExampleHandler"</text:span><text:span text:style-name="T3">;</text:span><text:line-break/><text:span text:style-name="T1">public static final int </text:span><text:span text:style-name="T6">TASK_A </text:span><text:span text:style-name="T3">= </text:span><text:span text:style-name="T11">1</text:span><text:span text:style-name="T3">;</text:span><text:line-break/><text:span text:style-name="T1">public static final int </text:span><text:span text:style-name="T6">TASK_B </text:span><text:span text:style-name="T3">= </text:span><text:span text:style-name="T11">2</text:span><text:span text:style-name="T3">;</text:span><text:line-break/><text:line-break/><text:span text:style-name="T9">@Override</text:span><text:line-break/><text:span text:style-name="T1">public void </text:span><text:span text:style-name="T10">handleMessage</text:span><text:span text:style-name="T3">(</text:span><text:span text:style-name="T9">@NonNull </text:span><text:span text:style-name="T2">Message </text:span><text:span text:style-name="T3">msg) {</text:span><text:line-break/><text:span text:style-name="T3"> <text:s text:c="3"/></text:span><text:span text:style-name="T1">switch </text:span><text:span text:style-name="T3">(msg.</text:span><text:span text:style-name="T7">what</text:span><text:span text:style-name="T3">){</text:span><text:line-break/><text:span text:style-name="T3"> <text:s text:c="7"/></text:span><text:span text:style-name="T1">case </text:span><text:span text:style-name="T6">TASK_A</text:span><text:span text:style-name="T3">:</text:span><text:line-break/><text:span text:style-name="T3"> <text:s text:c="11"/></text:span><text:span text:style-name="T2">Log</text:span><text:span text:style-name="T3">.</text:span><text:span text:style-name="T4">d</text:span><text:span text:style-name="T3">(</text:span><text:span text:style-name="T6">TAG</text:span><text:span text:style-name="T3">, </text:span><text:span text:style-name="T8">"Task A executed"</text:span><text:span text:style-name="T3">);</text:span><text:line-break/><text:span text:style-name="T3"> <text:s text:c="11"/></text:span><text:span text:style-name="T1">break</text:span><text:span text:style-name="T3">;</text:span><text:line-break/><text:span text:style-name="T3"> <text:s text:c="7"/></text:span><text:span text:style-name="T1">case </text:span><text:span text:style-name="T6">TASK_B</text:span><text:span text:style-name="T3">:</text:span><text:line-break/><text:span text:style-name="T3"> <text:s text:c="11"/></text:span><text:span text:style-name="T2">Log</text:span><text:span text:style-name="T3">.</text:span><text:span text:style-name="T4">d</text:span><text:span text:style-name="T3">(</text:span><text:span text:style-name="T6">TAG</text:span><text:span text:style-name="T3">, </text:span><text:span text:style-name="T8">"Task B executed"</text:span><text:span text:style-name="T3">);</text:span><text:line-break/><text:span text:style-name="T3"> <text:s text:c="11"/></text:span><text:span text:style-name="T1">break</text:span><text:span text:style-name="T3">;</text:span><text:line-break/><text:span text:style-name="T3"> <text:s text:c="3"/>}</text:span><text:line-break/><text:span text:style-name="T3">}</text:span></text:p>
      <text:p text:style-name="P16"/>
      <text:p text:style-name="P16">13. Stałe wprowadzamy też w Main Activity.</text:p>
      <text:p text:style-name="P16">14. W wątku tła nie tylko tworzymy handlera ale tworzymy instancję zdefiniowanego przez nas ExampleHandler który będzie wiedział co robić po odebraniu wiadomości.</text:p>
      <text:p text:style-name="P15"/>
      <text:p text:style-name="P7"><text:span text:style-name="T7">handler </text:span><text:span text:style-name="T3">= </text:span><text:span text:style-name="T1">new </text:span><text:span text:style-name="T3">ExampleHandler();</text:span></text:p>
      <text:p text:style-name="P7"/>
      <text:p text:style-name="P7"/>
      <text:p text:style-name="P7"/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1:07:24.236542168</meta:creation-date>
    <dc:date>2020-11-20T12:21:11.027023322</dc:date>
    <meta:editing-duration>PT1H2M29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3" meta:paragraph-count="41" meta:word-count="642" meta:character-count="4818" meta:non-whitespace-character-count="3814"/>
  </office:meta>
</office:document-meta>
</file>